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23cm" fo:min-width="0.196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768cm" fo:min-width="0.52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15cm" fo:min-width="1.124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45cm" fo:min-width="0cm"/>
    </style:style>
    <style:style style:name="gr5" style:family="graphic" style:parent-style-name="objectwithoutfill">
      <style:graphic-properties draw:stroke="dash" draw:stroke-dash="Fine_20_Dashed" svg:stroke-width="0.106cm" svg:stroke-color="#a1467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Fine_20_Dashed" svg:stroke-width="0.106cm" svg:stroke-color="#e1617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4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5.8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2cm" fo:min-width="0cm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="Rounded_20_short_20_Arrow" draw:marker-start-width="0.358cm" draw:marker-end="Rounded_20_short_20_Arrow" draw:marker-end-width="0.358cm" draw:fill="solid" draw:textarea-vertical-align="middle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333333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a1467e" fo:font-size="26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e16173" fo:font-size="26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text-position="33% 58%" fo:font-size="32pt" fo:font-weight="bold"/>
    </style:style>
    <style:style style:name="P8" style:family="paragraph">
      <style:text-properties fo:font-size="26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font-size="26pt" fo:font-weight="bold" style:font-size-asian="24pt" style:font-weight-asian="bold" style:font-size-complex="24pt" style:font-weight-complex="bold"/>
    </style:style>
    <style:style style:name="T1" style:family="text">
      <style:text-properties fo:color="#a1467e" fo:font-size="26pt" fo:font-weight="bold" style:font-weight-asian="bold" style:font-weight-complex="bold"/>
    </style:style>
    <style:style style:name="T2" style:family="text">
      <style:text-properties fo:color="#a1467e" style:text-position="-33% 58%" fo:font-size="26pt" fo:font-weight="bold" style:font-weight-asian="bold" style:font-weight-complex="bold"/>
    </style:style>
    <style:style style:name="T3" style:family="text">
      <style:text-properties fo:color="#a1467e" style:text-position="0% 100%" fo:font-size="26pt" fo:font-weight="bold" style:font-weight-asian="bold" style:font-weight-complex="bold"/>
    </style:style>
    <style:style style:name="T4" style:family="text">
      <style:text-properties fo:color="#e16173" fo:font-size="26pt" fo:font-weight="bold" style:font-weight-asian="bold" style:font-weight-complex="bold"/>
    </style:style>
    <style:style style:name="T5" style:family="text">
      <style:text-properties fo:color="#e16173" style:text-position="-33% 58%" fo:font-size="26pt" fo:font-weight="bold" style:font-weight-asian="bold" style:font-weight-complex="bold"/>
    </style:style>
    <style:style style:name="T6" style:family="text">
      <style:text-properties fo:color="#e16173" style:text-position="0% 100%" fo:font-size="26pt" fo:font-weight="bold" style:font-weight-asian="bold" style:font-weight-complex="bold"/>
    </style:style>
    <style:style style:name="T7" style:family="text">
      <style:text-properties style:text-position="33% 58%" fo:font-size="32pt" fo:font-weight="bold"/>
    </style:style>
    <style:style style:name="T8" style:family="text">
      <style:text-properties style:text-position="0% 100%" fo:font-size="32pt" fo:font-weight="bold"/>
    </style:style>
    <style:style style:name="T9" style:family="text">
      <style:text-properties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0.696cm" svg:height="0.48cm" svg:x="9.9cm" svg:y="10.8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10.364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11.118cm" svg:y="9.9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12.626cm" svg:y="9.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696cm" svg:height="0.48cm" svg:x="9.9cm" svg:y="13.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10.364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11.118cm" svg:y="12.6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12.626cm" svg:y="12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696cm" svg:height="0.48cm" svg:x="9.9cm" svg:y="16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10.364cm" svg:y="1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11.118cm" svg:y="15.3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12.626cm" svg:y="15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696cm" svg:height="0.48cm" svg:x="9.9cm" svg:y="18.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10.364cm" svg:y="1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11.118cm" svg:y="18.0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12.626cm" svg:y="17.9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5" draw:text-style-name="P3" draw:layer="layout" svg:x1="2.6cm" svg:y1="15cm" svg:x2="12cm" svg:y2="11.7cm">
          <text:p/>
        </draw:line>
        <draw:line draw:style-name="gr6" draw:text-style-name="P3" draw:layer="layout" svg:x1="2.6cm" svg:y1="15cm" svg:x2="12.3cm" svg:y2="15.8cm">
          <text:p/>
        </draw:line>
        <draw:custom-shape draw:style-name="gr7" draw:text-style-name="P4" draw:layer="layout" svg:width="0.7cm" svg:height="0.7cm" svg:x="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6.395cm" svg:height="1.496cm" svg:x="13cm" svg:y="10.4cm">
          <draw:text-box>
            <text:p><text:span text:style-name="T1">E</text:span><text:span text:style-name="T2">1</text:span><text:span text:style-name="T3"> = 1.17 MeV</text:span></text:p>
          </draw:text-box>
        </draw:frame>
        <draw:frame draw:style-name="gr8" draw:text-style-name="P6" draw:layer="layout" svg:width="6.395cm" svg:height="1.496cm" svg:x="13cm" svg:y="15.9cm">
          <draw:text-box>
            <text:p><text:span text:style-name="T4">E</text:span><text:span text:style-name="T5">2</text:span><text:span text:style-name="T6"> = 1.33 MeV</text:span></text:p>
          </draw:text-box>
        </draw:frame>
        <draw:frame draw:style-name="gr9" draw:text-style-name="P7" draw:layer="layout" svg:width="3.017cm" svg:height="1.662cm" svg:x="1.983cm" svg:y="15.938cm">
          <draw:text-box>
            <text:p><text:span text:style-name="T7">60</text:span><text:span text:style-name="T8">Co</text:span></text:p>
          </draw:text-box>
        </draw:frame>
        <draw:line draw:style-name="gr10" draw:text-style-name="P3" draw:layer="layout" svg:x1="2.5cm" svg:y1="21cm" svg:x2="9.9cm" svg:y2="21cm">
          <text:p/>
        </draw:line>
        <draw:frame draw:style-name="gr11" draw:text-style-name="P9" draw:layer="layout" svg:width="3cm" svg:height="2cm" svg:x="4.6cm" svg:y="21.3cm">
          <draw:text-box>
            <text:p text:style-name="P8"><text:span text:style-name="T9">~ 1 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6T14:11:06.833029568</meta:creation-date>
    <meta:editing-duration>PT5M16S</meta:editing-duration>
    <meta:editing-cycles>6</meta:editing-cycles>
    <meta:generator>LibreOffice/6.4.3.2$Linux_X86_64 LibreOffice_project/85aa6f776c6af63185291a519637a4f7af4e8a3b</meta:generator>
    <dc:date>2020-05-13T18:03:46.721950635</dc:date>
    <meta:document-statistic meta:object-count="36"/>
  </office:meta>
</office:document-meta>
</file>